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f24ab" officeooo:paragraph-rsid="001f24ab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f24ab" officeooo:paragraph-rsid="001f24a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208e78" officeooo:paragraph-rsid="00208e7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f24ab" officeooo:paragraph-rsid="001f24a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208e78" officeooo:paragraph-rsid="00208e7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9211e" style:font-name="Arial" fo:font-size="12pt" fo:font-weight="bold" officeooo:rsid="00208e78" officeooo:paragraph-rsid="00208e7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208e78" officeooo:paragraph-rsid="00208e7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normal" officeooo:rsid="00208e78" officeooo:paragraph-rsid="00208e7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226a10" officeooo:paragraph-rsid="00226a1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226a10" officeooo:paragraph-rsid="00226a1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22a0c6" officeooo:paragraph-rsid="0022a0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Arial" fo:font-size="12pt" fo:font-weight="normal" officeooo:rsid="00208e78" officeooo:paragraph-rsid="00208e7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6a10" style:font-weight-asian="bold" style:font-weight-complex="bold"/>
    </style:style>
    <style:style style:name="T3" style:family="text">
      <style:text-properties officeooo:rsid="00208e78"/>
    </style:style>
    <style:style style:name="T4" style:family="text">
      <style:text-properties officeooo:rsid="0022a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81 </text:span>– BLOCOS, SUPERBLOCOS E INODES – NOÇÕES BÁSICAS E COMANDOS STAT E DUMPE2FS – LINUX</text:p>
      <text:p text:style-name="P1"/>
      <text:p text:style-name="P2">*** I-NODES, BLOCOS E SUPERBLOCOS ***</text:p>
      <text:p text:style-name="P2"/>
      <text:p text:style-name="P4">Um sistema de arquivos pode ser dividido em duas categorias de objetos:</text:p>
      <text:p text:style-name="P4"/>
      <text:p text:style-name="P4">– Dados de usuários – Dados reais armazenados em diretórios</text:p>
      <text:p text:style-name="P4">– Metadados – informações estruturais do sistema de arquivos, como diretórios, superblocos e inodes</text:p>
      <text:p text:style-name="P4"/>
      <text:p text:style-name="P4">O espaço em um disco é dividido em múltiplos ‘blocos’, os quais são usados para:</text:p>
      <text:p text:style-name="P4"/>
      <text:p text:style-name="P4">– Armazenar os dados de usuários (maioria dos blocos);</text:p>
      <text:p text:style-name="P4">– Armazenar os metadados do sistema de arquivos.</text:p>
      <text:p text:style-name="P4"/>
      <text:p text:style-name="P2">*** <text:span text:style-name="T3">SUPERBLOCOS </text:span>***</text:p>
      <text:p text:style-name="P2"/>
      <text:p text:style-name="P5">O superbloco é um bloco especial que contém informações sobre o sistema de arquivos, como:</text:p>
      <text:p text:style-name="P5"/>
      <text:p text:style-name="P5">– Tipo do sistema de arquivos;</text:p>
      <text:p text:style-name="P5">– Status</text:p>
      <text:p text:style-name="P5">– Tamanho</text:p>
      <text:p text:style-name="P5">– Estruturas de metadados</text:p>
      <text:p text:style-name="P5"/>
      <text:p text:style-name="P5">O Linux mantém cópias do superbloco em cada sistema de arquivos</text:p>
      <text:p text:style-name="P5"/>
      <text:p text:style-name="P3">*** SUPERBLOCOS ***</text:p>
      <text:p text:style-name="P3"/>
      <text:p text:style-name="P5">Para ver informações sobre os superblocos e seus backups, use o comando abaixo:</text:p>
      <text:p text:style-name="P6">dumpe2fs /dev/hda3 | grep -i superblock</text:p>
      <text:p text:style-name="P12">É possível restaurar os backups de superblocos com o comando <text:span text:style-name="T1">fsck</text:span></text:p>
      <text:p text:style-name="P5">Os backups se encontram nos seguintes locais:</text:p>
      <text:p text:style-name="P5">fs com blocos de 1K → no bloco 8193</text:p>
      <text:p text:style-name="P5">fs com blocos de 2K → no bloco 16384</text:p>
      <text:p text:style-name="P5">fs com blocos de 4K → no bloco 32768</text:p>
      <text:p text:style-name="P5"/>
      <text:p text:style-name="P8"><text:span text:style-name="T1">***</text:span> <text:span text:style-name="T2">INODES (INDEX NODES) </text:span><text:span text:style-name="T1">***</text:span></text:p>
      <text:p text:style-name="P8"><text:span text:style-name="T1"/></text:p>
      <text:p text:style-name="P9">Cada objeto no sistema de arquivos é representado por um inode. O inode idenfitica um arquivo ou diretório e seus atributos, como:</text:p>
      <text:p text:style-name="P10">– Permissões e ACLs</text:p>
      <text:p text:style-name="P10">– Tamanho</text:p>
      <text:p text:style-name="P10">– <text:span text:style-name="T4">Proprietário e Grupo</text:span></text:p>
      <text:p text:style-name="P10">– <text:span text:style-name="T4">Tipo, Hora de acesso e modificação, etc.</text:span></text:p>
      <text:p text:style-name="P11">Cada inode é identificado por um número único no sistema de arquivos.</text:p>
      <text:p text:style-name="P11">Para ver o número de inode de um arquivo, use o comando:</text:p>
      <text:p text:style-name="P11">ls -i arquivo</text:p>
      <text:p text:style-name="P11"><text:soft-page-break/>ou stat [aquivo]</text:p>
      <text:p text:style-name="P11">É possível usar o número do inode para excluir um arquivo que o sistema não consiga excluir de forma convencional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16:15.512326020</meta:creation-date>
    <dc:date>2020-08-17T18:06:17.205305731</dc:date>
    <meta:editing-duration>PT26M14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34" meta:word-count="278" meta:character-count="1649" meta:non-whitespace-character-count="1388"/>
  </office:meta>
</office:document-meta>
</file>